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Arial1" svg:font-family="Arial"/>
    <style:font-face style:name="StarSymbol" svg:font-family="StarSymbol"/>
    <style:font-face style:name="Tahoma1" svg:font-family="Tahoma"/>
    <style:font-face style:font-family-generic="modern" style:name="Courier New" svg:font-family="'Courier New'"/>
    <style:font-face style:font-pitch="variable" style:name="Liberation Serif1" svg:font-family="'Liberation Serif'"/>
    <style:font-face style:font-pitch="variable" style:name="NewsGotT" svg:font-family="NewsGotT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Negrita" style:font-family-generic="swiss" style:font-pitch="variable" style:name="Arial2" svg:font-family="Arial"/>
    <style:font-face style:font-family-generic="swiss" style:font-pitch="variable" style:name="Calibri" svg:font-family="Calibri, 'Century Gothic'"/>
    <style:font-face style:font-family-generic="swiss" style:font-pitch="variable" style:name="Lucida Sans1" svg:font-family="'Lucida Sans'"/>
    <style:font-face style:font-family-generic="swiss" style:font-pitch="variable" style:name="NSimSun1" svg:font-family="NSimSun"/>
    <style:font-face style:font-family-generic="swiss" style:font-pitch="variable" style:name="Verdana" svg:font-family="Verdana"/>
    <style:font-face style:font-family-generic="system" style:font-pitch="variable" style:name="Arial3" svg:font-family="Arial"/>
    <style:font-face style:font-family-generic="system" style:font-pitch="variable" style:name="Arial Unicode MS" svg:font-family="'Arial Unicode MS'"/>
    <style:font-face style:font-family-generic="system" style:font-pitch="variable" style:name="Lucida Sans" svg:font-family="'Lucida Sans'"/>
    <style:font-face style:font-family-generic="system" style:font-pitch="variable" style:name="Lucida Sans Unicode" svg:font-family="'Lucida Sans Unicode'"/>
    <style:font-face style:font-family-generic="system" style:font-pitch="variable" style:name="NSimSun" svg:font-family="NSimSun"/>
    <style:font-face style:font-family-generic="system" style:font-pitch="variable" style:name="SimSun" svg:font-family="SimSun"/>
    <style:font-face style:font-family-generic="system" style:font-pitch="variable" style:name="Tahoma" svg:font-family="Tahoma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0pt" fo:font-style="italic" fo:font-weight="normal" fo:text-shadow="none" officeooo:paragraph-rsid="005c3954" officeooo:rsid="0045ec7f" style:font-name="Arial" style:font-size-asian="10pt" style:font-size-complex="10pt" style:font-style-asian="italic" style:font-style-complex="italic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2" style:parent-style-name="Standard">
      <style:paragraph-properties fo:text-align="end" style:justify-single-word="false"/>
      <style:text-properties fo:font-size="10pt" fo:font-style="italic" fo:font-weight="normal" fo:text-shadow="none" officeooo:paragraph-rsid="005c3954" officeooo:rsid="0045ec7f" style:font-name="Arial" style:font-size-asian="10pt" style:font-size-complex="10pt" style:font-style-asian="italic" style:font-style-complex="italic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3" style:parent-style-name="Standard">
      <style:paragraph-properties fo:text-align="end" style:justify-single-word="false"/>
      <style:text-properties fo:font-size="10pt" fo:font-style="italic" fo:font-variant="normal" fo:font-weight="normal" fo:letter-spacing="normal" fo:text-shadow="none" fo:text-transform="none" officeooo:paragraph-rsid="005c3954" officeooo:rsid="0045ec7f" style:font-name="Arial" style:font-size-asian="10pt" style:font-size-complex="10pt" style:font-style-asian="italic" style:font-style-complex="italic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4" style:parent-style-name="Standard">
      <style:paragraph-properties fo:text-align="start" style:justify-single-word="false"/>
      <style:text-properties fo:color="#000000" fo:font-size="10pt" fo:font-style="italic" officeooo:paragraph-rsid="005c3954" style:font-name="Arial" style:font-size-asian="10pt" style:font-size-complex="10pt" style:font-style-asian="italic" style:font-style-complex="italic"/>
    </style:style>
    <style:style style:family="paragraph" style:name="P5" style:parent-style-name="Text_20_body">
      <style:paragraph-properties fo:margin-bottom="0.212cm" fo:margin-top="0cm" fo:text-align="justify" loext:contextual-spacing="false" style:justify-single-word="false"/>
      <style:text-properties fo:font-size="8pt" fo:font-style="normal" fo:font-weight="normal" fo:text-shadow="none" officeooo:paragraph-rsid="00523228" officeooo:rsid="0045ec7f" style:font-name="Arial" style:font-size-asian="8pt" style:font-size-complex="8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6" style:parent-style-name="Text_20_body">
      <style:paragraph-properties fo:margin-bottom="0.212cm" fo:margin-top="0cm" fo:text-align="center" loext:contextual-spacing="false" style:justify-single-word="false"/>
      <style:text-properties fo:font-size="13pt" fo:font-style="italic" fo:font-weight="bold" officeooo:paragraph-rsid="0045ec7f" officeooo:rsid="005a2688" style:font-name="Arial" style:font-size-asian="13pt" style:font-size-complex="13pt" style:font-weight-asian="bold" style:font-weight-complex="bold"/>
    </style:style>
    <style:style style:family="paragraph" style:name="P7" style:parent-style-name="Text_20_body">
      <style:paragraph-properties fo:margin-bottom="0.21cm" fo:margin-top="0cm" fo:text-align="justify" loext:contextual-spacing="false" style:justify-single-word="false"/>
      <style:text-properties fo:font-size="8pt" fo:font-style="normal" fo:font-weight="normal" fo:text-shadow="none" officeooo:paragraph-rsid="005db8d1" officeooo:rsid="0031c79e" style:font-name="Arial" style:font-size-asian="8pt" style:font-size-complex="8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8" style:parent-style-name="Text_20_body">
      <style:paragraph-properties fo:margin-bottom="0.21cm" fo:margin-top="0cm" fo:text-align="justify" loext:contextual-spacing="false" style:justify-single-word="false"/>
      <style:text-properties fo:font-size="10pt" fo:font-style="normal" fo:font-weight="normal" fo:text-shadow="none" officeooo:paragraph-rsid="005a2688" officeooo:rsid="0045ec7f" style:font-name="Arial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9" style:parent-style-name="Text_20_body">
      <style:paragraph-properties fo:margin-bottom="0.21cm" fo:margin-top="0cm" fo:text-align="justify" loext:contextual-spacing="false" style:justify-single-word="false"/>
      <style:text-properties fo:font-size="10pt" fo:font-style="normal" fo:font-weight="normal" fo:text-shadow="none" officeooo:paragraph-rsid="006b609c" officeooo:rsid="0045ec7f" style:font-name="Arial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10" style:parent-style-name="Text_20_body">
      <style:paragraph-properties fo:margin-bottom="0.21cm" fo:margin-top="0cm" fo:text-align="justify" loext:contextual-spacing="false" style:justify-single-word="false"/>
      <style:text-properties officeooo:paragraph-rsid="005a2688" style:font-name="Arial"/>
    </style:style>
    <style:style style:family="paragraph" style:name="P11" style:parent-style-name="Text_20_body">
      <style:paragraph-properties fo:margin-bottom="0.21cm" fo:margin-top="0cm" fo:text-align="justify" loext:contextual-spacing="false" style:justify-single-word="false"/>
      <style:text-properties officeooo:paragraph-rsid="006b609c" style:font-name="Arial"/>
    </style:style>
    <style:style style:family="paragraph" style:name="P12" style:parent-style-name="Text_20_body">
      <style:paragraph-properties fo:margin-bottom="0.21cm" fo:margin-top="0cm" fo:text-align="justify" loext:contextual-spacing="false" style:justify-single-word="false"/>
      <style:text-properties fo:color="#000000" fo:font-size="10pt" fo:font-style="normal" fo:font-weight="normal" fo:text-shadow="none" officeooo:paragraph-rsid="005a2688" officeooo:rsid="00353170" style:font-name="Arial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3" style:parent-style-name="Text_20_body">
      <style:paragraph-properties fo:margin-bottom="0.21cm" fo:margin-top="0cm" fo:text-align="center" loext:contextual-spacing="false" style:justify-single-word="false"/>
      <style:text-properties fo:color="#000000" fo:font-size="10pt" fo:font-style="normal" fo:font-weight="bold" fo:text-shadow="none" officeooo:paragraph-rsid="00666a47" officeooo:rsid="00666a47" style:font-name="Arial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4" style:parent-style-name="Standard">
      <style:paragraph-properties fo:margin-bottom="0.21cm" fo:margin-top="0cm" loext:contextual-spacing="false"/>
      <style:text-properties fo:font-size="10pt" officeooo:paragraph-rsid="00633ef8" style:font-name="Arial" style:font-size-asian="10pt" style:font-size-complex="10pt"/>
    </style:style>
    <style:style style:family="paragraph" style:name="P15" style:parent-style-name="Standard">
      <style:paragraph-properties fo:line-height="100%" fo:margin-bottom="0.21cm" fo:margin-top="0cm" fo:text-align="center" loext:contextual-spacing="false" style:justify-single-word="false"/>
      <style:text-properties fo:font-size="10pt" officeooo:paragraph-rsid="006c4497" style:font-name="Arial" style:font-size-asian="10pt" style:font-size-complex="10pt"/>
    </style:style>
    <style:style style:family="paragraph" style:name="P16" style:parent-style-name="Standard">
      <style:paragraph-properties fo:margin-bottom="0.21cm" fo:margin-top="0cm" fo:text-align="justify" loext:contextual-spacing="false" style:justify-single-word="false"/>
      <style:text-properties fo:color="#000000" fo:font-size="10pt" fo:font-style="normal" fo:font-weight="normal" fo:text-shadow="none" officeooo:paragraph-rsid="005e8953" officeooo:rsid="00353170" style:font-name="Arial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7" style:parent-style-name="Standard">
      <style:paragraph-properties fo:margin-bottom="0.21cm" fo:margin-top="0cm" fo:text-align="center" loext:contextual-spacing="false" style:justify-single-word="false"/>
      <style:text-properties fo:background-color="transparent" fo:color="#000000" fo:country="ES" fo:font-size="10pt" fo:font-style="normal" fo:font-weight="bold" fo:language="es" fo:letter-spacing="-0.004cm" fo:text-shadow="none" officeooo:paragraph-rsid="005a2688" officeooo:rsid="0030b2d2" style:font-name="Arial" style:font-name-complex="Arial" style:font-size-asian="10pt" style:font-size-complex="10pt" style:font-style-asian="normal" style:font-style-complex="normal" style:font-weight-asian="bold" style:font-weight-complex="bold" style:text-blinking="false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8" style:parent-style-name="Text_20_body_20__28_user_29_">
      <style:paragraph-properties fo:margin-bottom="0.21cm" fo:margin-top="0cm" fo:text-align="center" loext:contextual-spacing="false" style:justify-single-word="false"/>
      <style:text-properties fo:color="#000000" fo:font-size="10pt" officeooo:paragraph-rsid="006c4497" style:font-name="Arial" style:font-name-complex="Arial3" style:font-size-asian="10pt" style:font-size-complex="10pt"/>
    </style:style>
    <style:style style:family="paragraph" style:name="P19">
      <loext:graphic-properties draw:fill="none" draw:fill-color="#ffffff"/>
      <style:paragraph-properties style:writing-mode="lr-tb"/>
      <style:text-properties fo:font-size="6pt" fo:font-style="normal" fo:font-weight="bold" style:font-name="NewsGotT" style:font-size-asian="6pt" style:font-size-complex="6pt" style:font-style-asian="normal" style:font-style-complex="normal" style:font-weight-asian="bold" style:font-weight-complex="bold"/>
    </style:style>
    <style:style style:family="text" style:name="T1">
      <style:text-properties fo:font-variant="normal" fo:letter-spacing="normal" fo:text-transform="none"/>
    </style:style>
    <style:style style:family="text" style:name="T2">
      <style:text-properties fo:font-size="10pt" fo:font-variant="normal" fo:letter-spacing="normal" fo:text-transform="none" officeooo:rsid="0045ec7f" style:font-name="Arial" style:font-size-asian="10pt" style:font-size-complex="10pt"/>
    </style:style>
    <style:style style:family="text" style:name="T3">
      <style:text-properties fo:color="#000000" fo:font-size="10pt" fo:font-style="normal" fo:font-weight="normal" fo:text-shadow="none" officeooo:rsid="00666a47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text" style:name="T4">
      <style:text-properties fo:background-color="transparent" fo:color="#000000" fo:country="ES" fo:font-style="normal" fo:font-weight="normal" fo:language="es" fo:letter-spacing="-0.004cm" fo:text-shadow="none" loext:char-shading-value="0" officeooo:rsid="00040fc1" style:font-name="Arial1" style:font-name-complex="Arial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text" style:name="T5">
      <style:text-properties fo:font-style="normal" fo:font-weight="normal" fo:text-shadow="none" officeooo:rsid="00420ab2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6">
      <style:text-properties fo:font-style="normal" fo:font-weight="normal" fo:text-shadow="none" officeooo:rsid="0045ec7f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7">
      <style:text-properties fo:font-style="normal" fo:font-weight="normal" fo:text-shadow="none" officeooo:rsid="004e53cf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8">
      <style:text-properties fo:font-size="10pt" fo:font-style="normal" fo:font-weight="normal" fo:text-shadow="none" officeooo:rsid="0045ec7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9">
      <style:text-properties fo:font-size="10pt" fo:font-style="normal" fo:font-weight="normal" fo:text-shadow="none" officeooo:rsid="00666a47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10">
      <style:text-properties fo:font-size="10pt" fo:font-style="normal" fo:font-weight="normal" fo:text-shadow="none" officeooo:rsid="005e8953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11">
      <style:text-properties fo:font-size="10pt" fo:font-style="normal" fo:font-weight="normal" fo:text-shadow="none" officeooo:rsid="005a2688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12">
      <style:text-properties fo:font-size="10pt" fo:font-style="normal" fo:font-weight="normal" fo:text-shadow="none" officeooo:rsid="0069a413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13">
      <style:text-properties fo:font-size="10pt" fo:font-style="normal" fo:font-weight="normal" fo:text-shadow="none" officeooo:rsid="006b609c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14">
      <style:text-properties fo:font-size="10pt" fo:font-style="normal" fo:font-weight="normal" fo:text-shadow="none" officeooo:rsid="006e412c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15">
      <style:text-properties fo:font-size="10pt" fo:font-style="normal" fo:font-weight="normal" fo:text-shadow="none" officeooo:rsid="006f83e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16">
      <style:text-properties fo:font-size="10pt" fo:font-style="normal" fo:font-weight="normal" fo:text-shadow="none" officeooo:rsid="006f8634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17">
      <style:text-properties fo:font-size="10pt" fo:font-style="normal" fo:font-weight="bold" fo:text-shadow="none" officeooo:rsid="006b609c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18">
      <style:text-properties fo:font-size="10pt" officeooo:rsid="0045ec7f" style:font-name="Arial" style:font-size-asian="10pt" style:font-size-complex="10pt"/>
    </style:style>
    <style:style style:family="text" style:name="T19">
      <style:text-properties fo:color="#2a6099" fo:font-size="10pt" fo:font-style="normal" fo:font-weight="bold" fo:text-shadow="none" officeooo:rsid="006b609c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overline-color="font-color" style:text-overline-style="none" style:text-underline-style="none"/>
    </style:style>
    <style:style style:family="text" style:name="T20">
      <style:text-properties fo:color="#2a6099" fo:font-size="10pt" fo:font-style="normal" fo:font-weight="bold" fo:text-shadow="none" officeooo:rsid="0045ec7f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overline-color="font-color" style:text-overline-style="none" style:text-underline-style="none"/>
    </style:style>
    <style:style style:family="text" style:name="T21">
      <style:text-properties fo:color="#2a6099" fo:font-size="10pt" fo:font-style="normal" fo:font-weight="bold" fo:text-shadow="none" officeooo:rsid="005e8953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overline-color="font-color" style:text-overline-style="none" style:text-underline-style="none"/>
    </style:style>
    <style:style style:family="text" style:name="T22">
      <style:text-properties fo:color="#2a6099" fo:font-size="10pt" fo:font-style="normal" fo:font-weight="bold" fo:text-shadow="none" officeooo:rsid="006f83ef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overline-color="font-color" style:text-overline-style="none" style:text-underline-style="none"/>
    </style:style>
    <style:style style:family="text" style:name="T23">
      <style:text-properties fo:background-color="transparent" fo:country="ES" fo:font-style="normal" fo:font-weight="bold" fo:language="es" fo:letter-spacing="-0.004cm" loext:char-shading-value="0" officeooo:rsid="0024a0da" style:font-name="Arial2" style:font-name-complex="Arial" style:font-weight-asian="bold" style:font-weight-complex="bold" style:text-underline-style="none"/>
    </style:style>
    <style:style style:family="text" style:name="T24">
      <style:text-properties fo:background-color="transparent" fo:country="ES" fo:font-style="normal" fo:font-weight="bold" fo:language="es" fo:letter-spacing="-0.004cm" loext:char-shading-value="0" officeooo:rsid="00040fc1" style:font-name="Arial1" style:font-name-complex="Arial" style:font-weight-asian="bold" style:font-weight-complex="bold" style:text-underline-style="none"/>
    </style:style>
    <style:style style:family="text" style:name="T25">
      <style:text-properties fo:background-color="transparent" fo:country="ES" fo:font-style="normal" fo:font-weight="normal" fo:language="es" fo:letter-spacing="-0.004cm" loext:char-shading-value="0" officeooo:rsid="00040fc1" style:font-name="Arial1" style:font-name-complex="Arial" style:font-weight-asian="normal" style:font-weight-complex="normal" style:text-underline-style="none"/>
    </style:style>
    <style:style style:family="text" style:name="T26">
      <style:text-properties fo:font-weight="bold" officeooo:rsid="00149f96" style:font-weight-asian="bold" style:font-weight-complex="bold"/>
    </style:style>
    <style:style style:family="text" style:name="T27">
      <style:text-properties fo:color="#000000" fo:country="BR" fo:font-size="6pt" fo:font-style="normal" fo:font-weight="bold" fo:language="pt" style:country-asian="ES" style:country-complex="SA" style:font-name="NewsGotT" style:font-name-asian="Calibri" style:font-name-complex="Calibri" style:font-size-asian="6pt" style:font-size-complex="6pt" style:font-style-asian="normal" style:font-style-complex="normal" style:font-weight-asian="bold" style:font-weight-complex="bold" style:language-asian="es" style:language-complex="ar"/>
    </style:style>
    <style:style style:family="graphic" style:name="gr1">
      <style:graphic-properties draw:fill="none" draw:fill-color="#ffffff" draw:stroke="none" draw:wrap-influence-on-position="once-concurrent" fo:min-height="1.379cm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PERTURA DEL TRÁMITE DE AUDIENCIA</text:p>
      <text:p text:style-name="P5"/>
      <text:p text:style-name="P8">Número de expediente: <text:span text:style-name="T1">$$V_NUMEXP$$</text:span> </text:p>
      <text:p text:style-name="P7"><text:span text:style-name="Fuente_20_de_20_párrafo_20_predeter."><text:span text:style-name="T18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18"> </text:span></text:span></text:p>
      <text:p text:style-name="P14"><text:span text:style-name="T5">Fecha: </text:span><text:span text:style-name="T6">$$DIA_SISTEMA$$ </text:span><text:span text:style-name="T7">de</text:span><text:span text:style-name="T6"> $$MES_SISTEMA$$ </text:span><text:span text:style-name="T7">de </text:span><text:span text:style-name="T6">$$EJERCICIO_SISTEMA$$</text:span></text:p>
      <text:p text:style-name="P8"/>
      <text:p text:style-name="P10"><text:span text:style-name="T8">La Ley 39/2015, de 1 de octubre, del Procedimiento Administrativo Común de las Administraciones Públicas, establece en su artículo 82 que, </text:span><text:span text:style-name="T13">instruido </text:span><text:span text:style-name="T14">el</text:span><text:span text:style-name="T13"> procedimiento, e inmediatamente </text:span><text:span text:style-name="T8">antes de redactar la propuesta de resolución, </text:span><text:span text:style-name="T13">e</text:span><text:span text:style-name="T8">ste se ponga </text:span><text:span text:style-name="T9">de manifiesto a</text:span><text:span text:style-name="T8"> los/</text:span><text:span text:style-name="T12">las</text:span><text:span text:style-name="T8"> interesados/</text:span><text:span text:style-name="T12">as</text:span><text:span text:style-name="T8"> para que, en un plazo no inferior a diez días</text:span><text:span text:style-name="T10"> </text:span><text:span text:style-name="T15">hábiles </text:span><text:span text:style-name="T8">ni superior a quince </text:span><text:span text:style-name="T15">días hábiles</text:span><text:span text:style-name="T8">, puedan hacer alegaciones y presentar los documentos y justificaciones que estimen pertinentes. </text:span></text:p>
      <text:p text:style-name="P16">Vista la normativa anteriormente citada y demás normativa de general y obligado cumplimiento,</text:p>
      <text:p text:style-name="P12"/>
      <text:p text:style-name="P13">ACUERDO</text:p>
      <text:p text:style-name="P17"/>
      <text:p text:style-name="P11"><text:span text:style-name="T17">ÚNICO</text:span><text:span text:style-name="T8">.- Abrir un periodo de audiencia a los/</text:span><text:span text:style-name="T12">las</text:span><text:span text:style-name="T8"> interesados/</text:span><text:span text:style-name="T12">as</text:span><text:span text:style-name="T8"> por un plazo de </text:span><text:span text:style-name="T13">$$DIAS_TRAMITE_AUDIENCIA$$ </text:span><text:span text:style-name="T16">días hábiles</text:span><text:span text:style-name="T13"> </text:span><text:span text:style-name="T19">[</text:span><text:span text:style-name="T20">no inferior a diez días </text:span><text:span text:style-name="T22">hábiles</text:span><text:span text:style-name="T21"> </text:span><text:span text:style-name="T20">ni superior a quince </text:span><text:span text:style-name="T22">días hábiles</text:span><text:span text:style-name="T19">] </text:span><text:span text:style-name="T8">a contar desde el día siguiente al de la </text:span><text:span text:style-name="T3">notificación</text:span><text:span text:style-name="T8"> </text:span><text:span text:style-name="T14">del presente acuerdo</text:span><text:span text:style-name="T8">. Durante este plazo </text:span><text:span text:style-name="T14">los/as</text:span><text:span text:style-name="T13"> </text:span><text:span text:style-name="T8">interesado</text:span><text:span text:style-name="T14">s</text:span><text:span text:style-name="T8">/</text:span><text:span text:style-name="T12">a</text:span><text:span text:style-name="T14">s</text:span><text:span text:style-name="T8"> podrá</text:span><text:span text:style-name="T14">n</text:span><text:span text:style-name="T8"> examinar el expediente administrativo en las </text:span><text:span text:style-name="T11">siguientes </text:span><text:span text:style-name="T8">oficinas ($$DIRECCION_AUDIENCIA$$ en horario de lunes a viernes de $$HORA_INICIO$$ a $$HORA_FIN$$ horas), así como alegar y presentar los documentos y justificaciones que estimen pertinentes, dirigiéndose a la dirección antes indicada.</text:span></text:p>
      <text:p text:style-name="P9"/>
      <text:p text:style-name="P18"><text:span text:style-name="Fuente_20_de_20_párrafo_20_predeter."><text:span text:style-name="T23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24"><text:text-input text:description="JOOScript">${(FIRMANTES_FDO_AUXILIAR)!}</text:text-input></text:span></text:span><text:span text:style-name="T26"><text:s/></text:span><text:span text:style-name="Fuente_20_de_20_párrafo_20_predeter."><text:span text:style-name="T25"><text:text-input text:description="JOOScript">${(FIRMANTES_AUXILIAR)!}</text:text-input></text:span></text:span><text:span text:style-name="Fuente_20_de_20_párrafo_20_predeter."><text:span text:style-name="T25"><text:s/></text:span></text:span></text:p>
      <text:p text:style-name="P15"><text:span text:style-name="Fuente_20_de_20_párrafo_20_predeter."><text:span text:style-name="T4"><text:text-input text:description="JOOScript">${(FIRMANTE_DELEGACION_AUXILIAR)!}</text:text-input></text:span></text:span><text:span text:style-name="Fuente_20_de_20_párrafo_20_predeter."><text:span text:style-name="T4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" fo:font-family="Arial" style:font-family-generic="swiss" style:font-pitch="variable" fo:font-size="7pt" style:font-size-asian="7pt" style:font-size-complex="7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5c3954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5c3954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5c3954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paragraph-properties fo:text-align="start" style:justify-single-word="false"/>
      <style:text-properties fo:color="#000000" style:font-name="Arial" fo:font-size="10pt" fo:font-style="italic" officeooo:paragraph-rsid="005c3954" style:font-size-asian="10pt" style:font-style-asian="italic" style:font-size-complex="10pt" style:font-style-complex="italic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19-05-14T17:26:24.558000000</meta:creation-date>
    <dc:language>es-ES</dc:language>
    <meta:editing-cycles>1</meta:editing-cycles>
    <meta:editing-duration>P0D</meta:editing-duration>
    <meta:document-statistic meta:table-count="0" meta:image-count="0" meta:object-count="0" meta:page-count="1" meta:paragraph-count="16" meta:word-count="204" meta:character-count="1541" meta:non-whitespace-character-count="1353"/>
  </office:meta>
</office:document-meta>
</file>